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none" fo:border-top="0.51pt solid #000000"/>
      <style:text-properties fo:color="#b2b2b2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1.5pt solid #000000" fo:border-left="0.51pt solid #000000" fo:border-right="none" fo:border-top="0.06pt solid #000000"/>
      <style:text-properties fo:color="#6666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order-left="0.51pt solid #000000" fo:border-right="none" fo:border-top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order-left="0.51pt solid #000000" fo:border-right="none" fo:border-top="0.06pt solid #000000"/>
      <style:text-properties fo:color="#cccccc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0000" fo:border-left="0.51pt solid #000000" fo:border-right="none" fo:border-top="0.06pt solid #000000"/>
      <style:text-properties fo:color="#6666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order-left="0.51pt solid #000000" fo:border-right="none" fo:border-top="0.06pt solid #000000"/>
      <style:text-properties fo:color="#6666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000000" fo:border-left="0.51pt solid #000000" fo:border-right="none" fo:border-top="0.51pt solid #000000"/>
      <style:text-properties fo:color="#cccccc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000000" fo:border-left="none" fo:border-right="none" fo:border-top="0.51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51pt solid #000000" fo:border-left="none" fo:border-right="none" fo:border-top="0.51pt solid #000000"/>
      <style:text-properties fo:color="#b2b2b2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border-left="none" fo:border-right="none" fo:border-top="0.51pt solid #000000"/>
      <style:text-properties fo:color="#cccccc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ans1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/>
          <table:table-cell table:style-name="ce4" office:value-type="string" calcext:value-type="string">
            <text:p>Information Theory 2018-201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ntry time for laboratory test, 27.05.201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est duration: 1h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ROUP 5214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ntonoaei</text:p>
          </table:table-cell>
          <table:table-cell table:style-name="ce26" office:value-type="string" calcext:value-type="string">
            <text:p>Claudia-Mălina</text:p>
          </table:table-cell>
          <table:table-cell table:style-name="ce31" office:value-type="string" calcext:value-type="string" table:number-columns-spanned="1" table:number-rows-spanned="10">
            <text:p>First hour of lab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Bazarghideanu</text:p>
          </table:table-cell>
          <table:table-cell table:style-name="ce26" office:value-type="string" calcext:value-type="string">
            <text:p>Cosmin-Ionut</text:p>
          </table:table-cell>
          <table:covered-table-cell table:style-name="ce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Calapod</text:p>
          </table:table-cell>
          <table:table-cell table:style-name="ce26" office:value-type="string" calcext:value-type="string">
            <text:p>Teodora</text:p>
          </table:table-cell>
          <table:covered-table-cell table:style-name="ce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Călugăreanu</text:p>
          </table:table-cell>
          <table:table-cell table:style-name="ce26" office:value-type="string" calcext:value-type="string">
            <text:p>Beatrice</text:p>
          </table:table-cell>
          <table:covered-table-cell table:style-name="ce1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17" office:value-type="string" calcext:value-type="string">
            <text:p>Dragomir</text:p>
          </table:table-cell>
          <table:table-cell table:style-name="ce27" office:value-type="string" calcext:value-type="string">
            <text:p>Bogdan-Ilie</text:p>
          </table:table-cell>
          <table:covered-table-cell table:style-name="ce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6" office:value-type="string" calcext:value-type="string">
            <text:p>Dumitriu</text:p>
          </table:table-cell>
          <table:table-cell table:style-name="ce26" office:value-type="string" calcext:value-type="string">
            <text:p>George-Florin</text:p>
          </table:table-cell>
          <table:covered-table-cell table:style-name="ce1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Florea</text:p>
          </table:table-cell>
          <table:table-cell table:style-name="ce26" office:value-type="string" calcext:value-type="string">
            <text:p>Alexandru</text:p>
          </table:table-cell>
          <table:covered-table-cell table:style-name="ce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Guguilă</text:p>
          </table:table-cell>
          <table:table-cell table:style-name="ce26" office:value-type="string" calcext:value-type="string">
            <text:p>Ramona-Florentina</text:p>
          </table:table-cell>
          <table:covered-table-cell table:style-name="ce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8"/>
          <table:table-cell table:style-name="ce6"/>
          <table:covered-table-cell table:style-name="ce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9"/>
          <table:table-cell table:style-name="ce7"/>
          <table:covered-table-cell table:style-name="ce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6" office:value-type="string" calcext:value-type="string">
            <text:p>Manolache</text:p>
          </table:table-cell>
          <table:table-cell table:style-name="ce26" office:value-type="string" calcext:value-type="string">
            <text:p>Roxana-Mihaela</text:p>
          </table:table-cell>
          <table:table-cell table:style-name="ce31" office:value-type="string" calcext:value-type="string" table:number-columns-spanned="1" table:number-rows-spanned="10">
            <text:p>Second hour of lab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16" office:value-type="string" calcext:value-type="string">
            <text:p>Paramanov</text:p>
          </table:table-cell>
          <table:table-cell table:style-name="ce26" office:value-type="string" calcext:value-type="string">
            <text:p>Diana-Alexandra</text:p>
          </table:table-cell>
          <table:covered-table-cell table:style-name="ce1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16" office:value-type="string" calcext:value-type="string">
            <text:p>Puscasu</text:p>
          </table:table-cell>
          <table:table-cell table:style-name="ce26" office:value-type="string" calcext:value-type="string">
            <text:p>Andrei</text:p>
          </table:table-cell>
          <table:covered-table-cell table:style-name="ce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6" office:value-type="string" calcext:value-type="string">
            <text:p>Pâslariu</text:p>
          </table:table-cell>
          <table:table-cell table:style-name="ce26" office:value-type="string" calcext:value-type="string">
            <text:p>Andrei-Nicolae</text:p>
          </table:table-cell>
          <table:covered-table-cell table:style-name="ce1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16" office:value-type="string" calcext:value-type="string">
            <text:p>Serban</text:p>
          </table:table-cell>
          <table:table-cell table:style-name="ce26" office:value-type="string" calcext:value-type="string">
            <text:p>Vlad-Stefan</text:p>
          </table:table-cell>
          <table:covered-table-cell table:style-name="ce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6" office:value-type="string" calcext:value-type="string">
            <text:p>Straticiuc</text:p>
          </table:table-cell>
          <table:table-cell table:style-name="ce26" office:value-type="string" calcext:value-type="string">
            <text:p>Mihai</text:p>
          </table:table-cell>
          <table:covered-table-cell table:style-name="ce11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7" office:value-type="string" calcext:value-type="string">
            <text:p>Trandafir</text:p>
          </table:table-cell>
          <table:table-cell table:style-name="ce27" office:value-type="string" calcext:value-type="string">
            <text:p>Iulia-Stefania</text:p>
          </table:table-cell>
          <table:covered-table-cell table:style-name="ce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6" office:value-type="string" calcext:value-type="string">
            <text:p>Văcălie</text:p>
          </table:table-cell>
          <table:table-cell table:style-name="ce26" office:value-type="string" calcext:value-type="string">
            <text:p>Dragos-Dumitru</text:p>
          </table:table-cell>
          <table:covered-table-cell table:style-name="ce1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6" table:number-columns-repeated="2"/>
          <table:covered-table-cell table:style-name="ce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table:number-columns-repeated="2"/>
          <table:covered-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ROUP 5215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Bogza</text:p>
          </table:table-cell>
          <table:table-cell table:style-name="ce16" office:value-type="string" calcext:value-type="string">
            <text:p>Gabriel</text:p>
          </table:table-cell>
          <table:table-cell table:style-name="ce31" office:value-type="string" calcext:value-type="string" table:number-columns-spanned="1" table:number-rows-spanned="10">
            <text:p>First hour of lab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1" office:value-type="string" calcext:value-type="string">
            <text:p>Corban</text:p>
          </table:table-cell>
          <table:table-cell table:style-name="ce16" office:value-type="string" calcext:value-type="string">
            <text:p>Marian-Alexandru</text:p>
          </table:table-cell>
          <table:covered-table-cell table:style-name="ce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1" office:value-type="string" calcext:value-type="string">
            <text:p>Covasă</text:p>
          </table:table-cell>
          <table:table-cell table:style-name="ce16" office:value-type="string" calcext:value-type="string">
            <text:p>Mihai</text:p>
          </table:table-cell>
          <table:covered-table-cell table:style-name="ce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1" office:value-type="string" calcext:value-type="string">
            <text:p>Covrig</text:p>
          </table:table-cell>
          <table:table-cell table:style-name="ce16" office:value-type="string" calcext:value-type="string">
            <text:p>Angelica-Larisa</text:p>
          </table:table-cell>
          <table:covered-table-cell table:style-name="ce1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1" office:value-type="string" calcext:value-type="string">
            <text:p>Ekram</text:p>
          </table:table-cell>
          <table:table-cell table:style-name="ce16" office:value-type="string" calcext:value-type="string">
            <text:p>Mohammad Shaidul</text:p>
          </table:table-cell>
          <table:covered-table-cell table:style-name="ce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Gritcu</text:p>
          </table:table-cell>
          <table:table-cell table:style-name="ce25" office:value-type="string" calcext:value-type="string">
            <text:p>Cristian</text:p>
          </table:table-cell>
          <table:covered-table-cell table:style-name="ce1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1" office:value-type="string" calcext:value-type="string">
            <text:p>Istoc</text:p>
          </table:table-cell>
          <table:table-cell table:style-name="ce16" office:value-type="string" calcext:value-type="string">
            <text:p>George-Alexandru</text:p>
          </table:table-cell>
          <table:covered-table-cell table:style-name="ce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1" office:value-type="string" calcext:value-type="string">
            <text:p>Nnoli</text:p>
          </table:table-cell>
          <table:table-cell table:style-name="ce28" office:value-type="string" calcext:value-type="string">
            <text:p>Mbanefo Nnaemeka</text:p>
          </table:table-cell>
          <table:covered-table-cell table:style-name="ce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covered-table-cell table:style-name="ce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covered-table-cell table:style-name="ce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1" office:value-type="string" calcext:value-type="string">
            <text:p>Pinzariu</text:p>
          </table:table-cell>
          <table:table-cell table:style-name="ce16" office:value-type="string" calcext:value-type="string">
            <text:p>Claudiu</text:p>
          </table:table-cell>
          <table:table-cell table:style-name="ce31" office:value-type="string" calcext:value-type="string" table:number-columns-spanned="1" table:number-rows-spanned="10">
            <text:p>Second hour of lab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1" office:value-type="string" calcext:value-type="string">
            <text:p>Patlagică</text:p>
          </table:table-cell>
          <table:table-cell table:style-name="ce16" office:value-type="string" calcext:value-type="string">
            <text:p>Liviu-Gabriel</text:p>
          </table:table-cell>
          <table:covered-table-cell table:style-name="ce3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1" office:value-type="string" calcext:value-type="string">
            <text:p>Petrea</text:p>
          </table:table-cell>
          <table:table-cell table:style-name="ce16" office:value-type="string" calcext:value-type="string">
            <text:p>Mihai Cosmin</text:p>
          </table:table-cell>
          <table:covered-table-cell table:style-name="ce3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1" office:value-type="string" calcext:value-type="string">
            <text:p>Preda</text:p>
          </table:table-cell>
          <table:table-cell table:style-name="ce16" office:value-type="string" calcext:value-type="string">
            <text:p>Marian-Sebastian</text:p>
          </table:table-cell>
          <table:covered-table-cell table:style-name="ce3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1" office:value-type="string" calcext:value-type="string">
            <text:p>Schiopu</text:p>
          </table:table-cell>
          <table:table-cell table:style-name="ce16" office:value-type="string" calcext:value-type="string">
            <text:p>Diana-Gabriela</text:p>
          </table:table-cell>
          <table:covered-table-cell table:style-name="ce3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1" office:value-type="string" calcext:value-type="string">
            <text:p>Ungureanu</text:p>
          </table:table-cell>
          <table:table-cell table:style-name="ce16" office:value-type="string" calcext:value-type="string">
            <text:p>Ioan - Alexandru</text:p>
          </table:table-cell>
          <table:covered-table-cell table:style-name="ce3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1" office:value-type="string" calcext:value-type="string">
            <text:p>Varvara</text:p>
          </table:table-cell>
          <table:table-cell table:style-name="ce16" office:value-type="string" calcext:value-type="string">
            <text:p>Anda</text:p>
          </table:table-cell>
          <table:covered-table-cell table:style-name="ce3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8" table:number-columns-repeated="2"/>
          <table:covered-table-cell table:style-name="ce3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8" table:number-columns-repeated="2"/>
          <table:covered-table-cell table:style-name="ce3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table:number-columns-repeated="2"/>
          <table:covered-table-cell table:style-name="ce33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ROUP 5216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Bordeianu</text:p>
          </table:table-cell>
          <table:table-cell table:style-name="ce26" office:value-type="string" calcext:value-type="string">
            <text:p>Adrian-Gheorghe</text:p>
          </table:table-cell>
          <table:table-cell table:style-name="ce31" office:value-type="string" calcext:value-type="string" table:number-columns-spanned="1" table:number-rows-spanned="10">
            <text:p>First hour of lab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Bucur</text:p>
          </table:table-cell>
          <table:table-cell table:style-name="ce26" office:value-type="string" calcext:value-type="string">
            <text:p>Ioan-Marian</text:p>
          </table:table-cell>
          <table:covered-table-cell table:style-name="Default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Bucătaru</text:p>
          </table:table-cell>
          <table:table-cell table:style-name="ce26" office:value-type="string" calcext:value-type="string">
            <text:p>Bianca-Gabriela</text:p>
          </table:table-cell>
          <table:covered-table-cell table:style-name="Default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Buliga</text:p>
          </table:table-cell>
          <table:table-cell table:style-name="ce26" office:value-type="string" calcext:value-type="string">
            <text:p>Ionut</text:p>
          </table:table-cell>
          <table:covered-table-cell table:style-name="Default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16" office:value-type="string" calcext:value-type="string">
            <text:p>Crăciun</text:p>
          </table:table-cell>
          <table:table-cell table:style-name="ce26" office:value-type="string" calcext:value-type="string">
            <text:p>Mădălina-Cornelia</text:p>
          </table:table-cell>
          <table:covered-table-cell table:style-name="Default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6" office:value-type="string" calcext:value-type="string">
            <text:p>Gheorghită</text:p>
          </table:table-cell>
          <table:table-cell table:style-name="ce26" office:value-type="string" calcext:value-type="string">
            <text:p>Andrei-Betuel</text:p>
          </table:table-cell>
          <table:covered-table-cell table:style-name="Default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aftei</text:p>
          </table:table-cell>
          <table:table-cell table:style-name="ce26" office:value-type="string" calcext:value-type="string">
            <text:p>Ilie-Mădălin</text:p>
          </table:table-cell>
          <table:covered-table-cell table:style-name="Default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5" office:value-type="string" calcext:value-type="string">
            <text:p>Maftei</text:p>
          </table:table-cell>
          <table:table-cell table:style-name="ce29" office:value-type="string" calcext:value-type="string">
            <text:p>Ioan</text:p>
          </table:table-cell>
          <table:covered-table-cell table:style-name="Default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covered-table-cell table:style-name="Default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covered-table-cell table:style-name="Default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6" office:value-type="string" calcext:value-type="string">
            <text:p>Mandache</text:p>
          </table:table-cell>
          <table:table-cell table:style-name="ce26" office:value-type="string" calcext:value-type="string">
            <text:p>Paul-Răzvan</text:p>
          </table:table-cell>
          <table:table-cell table:style-name="ce31" office:value-type="string" calcext:value-type="string" table:number-columns-spanned="1" table:number-rows-spanned="10">
            <text:p>Second hour of lab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16" office:value-type="string" calcext:value-type="string">
            <text:p>Miron</text:p>
          </table:table-cell>
          <table:table-cell table:style-name="ce26" office:value-type="string" calcext:value-type="string">
            <text:p>Laura - Elena</text:p>
          </table:table-cell>
          <table:covered-table-cell table:style-name="Default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16" office:value-type="string" calcext:value-type="string">
            <text:p>Novac</text:p>
          </table:table-cell>
          <table:table-cell table:style-name="ce26" office:value-type="string" calcext:value-type="string">
            <text:p>Ion</text:p>
          </table:table-cell>
          <table:covered-table-cell table:style-name="Default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6" office:value-type="string" calcext:value-type="string">
            <text:p>Otea</text:p>
          </table:table-cell>
          <table:table-cell table:style-name="ce26" office:value-type="string" calcext:value-type="string">
            <text:p>Vasile-Răzvan</text:p>
          </table:table-cell>
          <table:covered-table-cell table:style-name="Default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16" office:value-type="string" calcext:value-type="string">
            <text:p>Rotaru</text:p>
          </table:table-cell>
          <table:table-cell table:style-name="ce26" office:value-type="string" calcext:value-type="string">
            <text:p>Ioan-Teodor</text:p>
          </table:table-cell>
          <table:covered-table-cell table:style-name="Default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6" office:value-type="string" calcext:value-type="string">
            <text:p>Robu</text:p>
          </table:table-cell>
          <table:table-cell table:style-name="ce26" office:value-type="string" calcext:value-type="string">
            <text:p>Marcelin</text:p>
          </table:table-cell>
          <table:covered-table-cell table:style-name="Default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6" office:value-type="string" calcext:value-type="string">
            <text:p>Rîncă</text:p>
          </table:table-cell>
          <table:table-cell table:style-name="ce26" office:value-type="string" calcext:value-type="string">
            <text:p>Stefan-Ionut</text:p>
          </table:table-cell>
          <table:covered-table-cell table:style-name="Default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8" table:number-columns-repeated="2"/>
          <table:covered-table-cell table:style-name="Default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8" table:number-columns-repeated="2"/>
          <table:covered-table-cell table:style-name="Default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table:number-columns-repeated="2"/>
          <table:covered-table-cell table:style-name="Default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6" table:number-columns-repeated="2"/>
          <table:table-cell/>
        </table:table-row>
        <table:table-row table:style-name="ro2" table:number-rows-repeated="104850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5:50:43.687082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8-01-05T13:08:21.182176734</meta:creation-date>
    <dc:date>2019-05-19T16:01:16.000544777</dc:date>
    <meta:editing-duration>PT30M56S</meta:editing-duration>
    <meta:editing-cycles>18</meta:editing-cycles>
    <meta:generator>LibreOffice/6.1.5.2$Linux_X86_64 LibreOffice_project/10$Build-2</meta:generator>
    <meta:document-statistic meta:table-count="1" meta:cell-count="168" meta:object-count="0"/>
  </office:meta>
</office:document-meta>
</file>